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Bahnschrift Light Condensed" svg:font-family="'Bahnschrift Light Condense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 Black"/>
    </style:style>
    <style:style style:name="P2" style:family="paragraph" style:parent-style-name="Standard">
      <style:text-properties style:font-name="Bahnschrift Light Condensed"/>
    </style:style>
    <style:style style:name="P3" style:family="paragraph" style:parent-style-name="Standard">
      <style:text-properties style:font-name="Bahnschrift Light Condensed" fo:font-size="22pt" style:font-size-asian="22pt"/>
    </style:style>
    <style:style style:name="T1" style:family="text">
      <style:text-properties style:font-name="Times New Roman" fo:font-size="22pt" style:text-underline-style="solid" style:text-underline-width="auto" style:text-underline-color="font-color" style:font-size-asian="22pt" style:font-name-complex="Times New Roman1" fo:background-color="#ffff00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3" style:family="text">
      <style:text-properties style:font-name="Arial Black"/>
    </style:style>
    <style:style style:name="T4" style:family="text">
      <style:text-properties fo:color="#7030a0" loext:opacity="100%" style:font-name="Bahnschrift Light Condensed" fo:font-size="26pt" style:font-size-asian="26pt"/>
    </style:style>
    <style:style style:name="T5" style:family="text">
      <style:text-properties style:font-name="Bahnschrift Light Condensed"/>
    </style:style>
    <style:style style:name="T6" style:family="text">
      <style:text-properties style:font-name="Bahnschrift Light Condensed" fo:font-size="24pt" style:font-size-asian="24pt"/>
    </style:style>
    <style:style style:name="T7" style:family="text">
      <style:text-properties style:font-name="Bahnschrift Light Condensed" fo:font-size="22pt" style:font-size-asian="22pt"/>
    </style:style>
    <style:style style:name="T8" style:family="text">
      <style:text-properties fo:color="#00b0f0" loext:opacity="100%" style:font-name="Bahnschrift Light Condensed" fo:font-size="22pt" style:font-size-asian="22pt"/>
    </style:style>
    <style:style style:name="T9" style:family="text">
      <style:text-properties fo:color="#ff0000" loext:opacity="100%" style:font-name="Bahnschrift Light Condensed" fo:font-size="22pt" style:font-size-asian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 text:c="15"/><text:span text:style-name="T1">ASCADA VISION AND MISSION</text:span><text:span text:style-name="T1"/></text:p>
      <text:p text:style-name="P1" loext:marker-style-name="T3"/>
      <text:p text:style-name="Standard" loext:marker-style-name="T6"><text:span text:style-name="T4">VISION</text:span><text:span text:style-name="T6">- A center of academic excellence, talent development and innovation </text:span></text:p>
      <text:p text:style-name="P2" loext:marker-style-name="T5"/>
      <text:p text:style-name="P2" loext:marker-style-name="T5"/>
      <text:p text:style-name="P2" loext:marker-style-name="T5"/>
      <text:p text:style-name="P3" loext:marker-style-name="T7"/>
      <text:p text:style-name="Standard" loext:marker-style-name="T7"><text:span text:style-name="T8">MISSION</text:span><text:span text:style-name="T7">- Foster an enthusiastic, creative community of learners prepared to continue their intellectual, emotional, social and physical development</text:span></text:p>
      <text:p text:style-name="P3" loext:marker-style-name="T7"/>
      <text:p text:style-name="Standard" loext:marker-style-name="T7"><text:span text:style-name="T9">TAG LINE</text:span><text:span text:style-name="T7">- Where creativity originates</text:span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Bahnschrift Light Condensed" svg:font-family="'Bahnschrift Light Condense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2</meta:editing-cycles>
    <meta:print-date>2024-07-29T07:32:00</meta:print-date>
    <meta:creation-date>2024-07-29T07:12:00</meta:creation-date>
    <dc:date>2024-11-17T18:33:23.182624816</dc:date>
    <meta:editing-duration>PT39M43S</meta:editing-duration>
    <meta:generator>LibreOffice/24.2.6.2$Linux_X86_64 LibreOffice_project/420$Build-2</meta:generator>
    <meta:document-statistic meta:table-count="0" meta:image-count="0" meta:object-count="0" meta:page-count="1" meta:paragraph-count="4" meta:word-count="37" meta:character-count="299" meta:non-whitespace-character-count="250"/>
    <meta:user-defined meta:name="AppVersion">15.0000</meta:user-defined>
    <meta:template xlink:type="simple" xlink:actuate="onRequest" xlink:title="Normal" xlink:href=""/>
  </office:meta>
</office:document-meta>
</file>